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2.0382in"/>
    </style:style>
    <style:style style:name="co4" style:family="table-column">
      <style:table-column-properties fo:break-before="auto" style:column-width="0.4992in"/>
    </style:style>
    <style:style style:name="co5" style:family="table-column">
      <style:table-column-properties fo:break-before="auto" style:column-width="0.6264in"/>
    </style:style>
    <style:style style:name="co7" style:family="table-column">
      <style:table-column-properties fo:break-before="auto" style:column-width="0.12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ff950e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950e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00dcff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7e0021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dc2300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9966cc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3deb3d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number-columns-repeated="1003" table:default-cell-style-name="ce1"/>
        <table:table-column table:style-name="co6" table:default-cell-style-name="Default"/>
        <table:table-row table:style-name="ro2">
          <table:table-cell/>
          <table:table-cell table:style-name="ce2" office:value-type="string" table:number-columns-spanned="3" table:number-rows-spanned="1">
            <text:p>Federated Suns</text:p>
          </table:table-cell>
          <table:covered-table-cell table:number-columns-repeated="2" table:style-name="ce8"/>
          <table:table-cell table:style-name="ce15"/>
          <table:table-cell table:style-name="ce16" office:value-type="string" table:number-columns-spanned="3" table:number-rows-spanned="1">
            <text:p>Lyran Alliance</text:p>
          </table:table-cell>
          <table:covered-table-cell table:number-columns-repeated="2" table:style-name="ce18"/>
          <table:table-cell table:style-name="ce15"/>
          <table:table-cell table:style-name="ce20" office:value-type="string" table:number-columns-spanned="3" table:number-rows-spanned="1">
            <text:p>Draconis Combine</text:p>
          </table:table-cell>
          <table:covered-table-cell table:number-columns-repeated="2" table:style-name="ce21"/>
          <table:table-cell table:style-name="ce15"/>
          <table:table-cell table:style-name="ce23" office:value-type="string" table:number-columns-spanned="3" table:number-rows-spanned="1">
            <text:p>Free Worlds League</text:p>
          </table:table-cell>
          <table:covered-table-cell table:number-columns-repeated="2" table:style-name="ce24"/>
          <table:table-cell table:style-name="ce15"/>
          <table:table-cell table:style-name="ce25" office:value-type="string" table:number-columns-spanned="3" table:number-rows-spanned="1">
            <text:p>Capellan Confederation</text:p>
          </table:table-cell>
          <table:covered-table-cell table:number-columns-repeated="2" table:style-name="ce25"/>
          <table:table-cell table:style-name="ce26"/>
          <table:table-cell table:style-name="ce17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number-columns-repeated="2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number-columns-repeated="6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number-columns-repeated="10"/>
          <table:table-cell table:style-name="ce27" table:number-columns-repeated="2"/>
          <table:table-cell table:number-columns-repeated="955"/>
          <table:table-cell table:style-name="ce26"/>
        </table:table-row>
        <table:table-row table:style-name="ro3">
          <table:table-cell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LIGHT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36">
            <text:p>436</text:p>
          </table:table-cell>
          <table:table-cell table:style-name="ce15"/>
          <table:table-cell office:value-type="string">
            <text:p>Locust LCT-3S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83">
            <text:p>483</text:p>
          </table:table-cell>
          <table:table-cell table:style-name="ce15"/>
          <table:table-cell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4">
            <text:p>524</text:p>
          </table:table-cell>
          <table:table-cell table:style-name="ce15"/>
          <table:table-cell office:value-type="string">
            <text:p>Locust LCT-3M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2">
            <text:p>522</text:p>
          </table:table-cell>
          <table:table-cell table:style-name="ce15"/>
          <table:table-cell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86">
            <text:p>48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7">
            <text:p>527</text:p>
          </table:table-cell>
          <table:table-cell table:style-name="ce15"/>
          <table:table-cell office:value-type="string">
            <text:p>Dart DRT-4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656">
            <text:p>656</text:p>
          </table:table-cell>
          <table:table-cell table:style-name="ce15"/>
          <table:table-cell office:value-type="string">
            <text:p>Raptor RTX1-O-P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21">
            <text:p>721</text:p>
          </table:table-cell>
          <table:table-cell table:style-name="ce15"/>
          <table:table-cell office:value-type="string">
            <text:p>Locust LCT-5M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719">
            <text:p>719</text:p>
          </table:table-cell>
          <table:table-cell table:style-name="ce15"/>
          <table:table-cell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65">
            <text:p>46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velin JVN-11B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78">
            <text:p>678</text:p>
          </table:table-cell>
          <table:table-cell table:style-name="ce15"/>
          <table:table-cell office:value-type="string">
            <text:p>Commando COM-5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557">
            <text:p>557</text:p>
          </table:table-cell>
          <table:table-cell table:style-name="ce15"/>
          <table:table-cell office:value-type="string">
            <text:p>Spider SDR-7L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52">
            <text:p>752</text:p>
          </table:table-cell>
          <table:table-cell table:style-name="ce15"/>
          <table:table-cell office:value-type="string">
            <text:p>Eagle EGL-2M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00">
            <text:p>800</text:p>
          </table:table-cell>
          <table:table-cell table:style-name="ce15"/>
          <table:table-cell office:value-type="string">
            <text:p>Flea FLE-17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10">
            <text:p>51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Osiris OSR-3D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38">
            <text:p>1138</text:p>
          </table:table-cell>
          <table:table-cell table:style-name="ce15"/>
          <table:table-cell office:value-type="string">
            <text:p>Razorback RZK-9S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855">
            <text:p>855</text:p>
          </table:table-cell>
          <table:table-cell table:style-name="ce15"/>
          <table:table-cell office:value-type="string">
            <text:p>Urbanmech UM-R68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61">
            <text:p>561</text:p>
          </table:table-cell>
          <table:table-cell table:style-name="ce15"/>
          <table:table-cell office:value-type="string">
            <text:p>Jackal JA-KL-1532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918">
            <text:p>918</text:p>
          </table:table-cell>
          <table:table-cell table:style-name="ce15"/>
          <table:table-cell office:value-type="string">
            <text:p>Duan Gung D9-G9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37">
            <text:p>73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Osiris OSR-4D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230">
            <text:p>1230</text:p>
          </table:table-cell>
          <table:table-cell table:style-name="ce15"/>
          <table:table-cell office:value-type="string">
            <text:p>Firestarter FS9-S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754">
            <text:p>754</text:p>
          </table:table-cell>
          <table:table-cell table:style-name="ce15"/>
          <table:table-cell office:value-type="string">
            <text:p>Owens OW-1 Prim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9">
            <text:p>839</text:p>
          </table:table-cell>
          <table:table-cell table:style-name="ce15"/>
          <table:table-cell office:value-type="string">
            <text:p>Hammer HMR-3M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87">
            <text:p>787</text:p>
          </table:table-cell>
          <table:table-cell table:style-name="ce15"/>
          <table:table-cell office:value-type="string">
            <text:p>Urbanmech UM-R6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40">
            <text:p>54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Urbanmech UM-R7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24">
            <text:p>724</text:p>
          </table:table-cell>
          <table:table-cell table:style-name="ce15"/>
          <table:table-cell office:value-type="string">
            <text:p>Wolfhound WLF-2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061">
            <text:p>1061</text:p>
          </table:table-cell>
          <table:table-cell table:style-name="ce15"/>
          <table:table-cell office:value-type="string">
            <text:p>Owens OW-1 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3">
            <text:p>833</text:p>
          </table:table-cell>
          <table:table-cell table:style-name="ce15"/>
          <table:table-cell office:value-type="string">
            <text:p>Urbanmech RM-6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89">
            <text:p>589</text:p>
          </table:table-cell>
          <table:table-cell table:style-name="ce15"/>
          <table:table-cell office:value-type="string">
            <text:p>Urbanmech UM-R60L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70">
            <text:p>47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Valkyrie VLK-QD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07">
            <text:p>807</text:p>
          </table:table-cell>
          <table:table-cell table:style-name="ce15"/>
          <table:table-cell office:value-type="string">
            <text:p>Stiletto STO-4A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59">
            <text:p>859</text:p>
          </table:table-cell>
          <table:table-cell table:style-name="ce15"/>
          <table:table-cell office:value-type="string">
            <text:p>Raven RVN-3L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708">
            <text:p>708</text:p>
          </table:table-cell>
          <table:table-cell table:style-name="ce15"/>
          <table:table-cell table:style-name="Default" office:value-type="string">
            <text:p>Spider SDR-7M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21">
            <text:p>621</text:p>
          </table:table-cell>
          <table:table-cell table:style-name="ce15"/>
          <table:table-cell office:value-type="string">
            <text:p>Owens OW-1 Prim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9">
            <text:p>83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Talon TLN-5Z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68">
            <text:p>1168</text:p>
          </table:table-cell>
          <table:table-cell table:style-name="ce15"/>
          <table:table-cell office:value-type="string">
            <text:p>Night Hawk NTK-2S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017">
            <text:p>1017</text:p>
          </table:table-cell>
          <table:table-cell table:style-name="ce15"/>
          <table:table-cell office:value-type="string">
            <text:p>Talon TLN-5Z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68">
            <text:p>1168</text:p>
          </table:table-cell>
          <table:table-cell table:style-name="ce15"/>
          <table:table-cell office:value-type="string">
            <text:p>Raven RVN-3M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708">
            <text:p>708</text:p>
          </table:table-cell>
          <table:table-cell table:style-name="ce15"/>
          <table:table-cell office:value-type="string">
            <text:p>Raven RVN-4L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73">
            <text:p>873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ollander BZK-G1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73">
            <text:p>873</text:p>
          </table:table-cell>
          <table:table-cell table:style-name="ce15"/>
          <table:table-cell office:value-type="string">
            <text:p>Talon TLN-5W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75">
            <text:p>1175</text:p>
          </table:table-cell>
          <table:table-cell table:style-name="ce15"/>
          <table:table-cell office:value-type="string">
            <text:p>Panther PNT-10K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8">
            <text:p>838</text:p>
          </table:table-cell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office:value-type="string">
            <text:p>Hollander BZK-F3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953">
            <text:p>953</text:p>
          </table:table-cell>
          <table:table-cell table:style-name="ce15"/>
          <table:table-cell office:value-type="string">
            <text:p>Jenner JR7-K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89">
            <text:p>889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9">
            <text:p>1179</text:p>
          </table:table-cell>
          <table:table-cell table:style-name="ce15"/>
          <table:table-cell office:value-type="string">
            <text:p>Sentinel STN-3L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717">
            <text:p>717</text:p>
          </table:table-cell>
          <table:table-cell table:style-name="ce15"/>
          <table:table-cell office:value-type="string">
            <text:p>Sentinel STN-3M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758">
            <text:p>758</text:p>
          </table:table-cell>
          <table:table-cell table:style-name="ce15"/>
          <table:table-cell office:value-type="string">
            <text:p>Cicada CDA-3M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12">
            <text:p>812</text:p>
          </table:table-cell>
          <table:table-cell table:style-name="ce15"/>
          <table:table-cell office:value-type="string">
            <text:p>Sha Yu SYU-2B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488">
            <text:p>148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himera CMA-1S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3">
            <text:p>1173</text:p>
          </table:table-cell>
          <table:table-cell table:style-name="ce15"/>
          <table:table-cell office:value-type="string">
            <text:p>Chimera CMA-1S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3">
            <text:p>1173</text:p>
          </table:table-cell>
          <table:table-cell table:style-name="ce15"/>
          <table:table-cell office:value-type="string">
            <text:p>Daimyo DMO-1K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48">
            <text:p>1148</text:p>
          </table:table-cell>
          <table:table-cell table:style-name="ce15"/>
          <table:table-cell office:value-type="string">
            <text:p>Cicada CDA-3F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29">
            <text:p>1329</text:p>
          </table:table-cell>
          <table:table-cell table:style-name="ce15"/>
          <table:table-cell office:value-type="string">
            <text:p>Snake SNK-1V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980">
            <text:p>98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ellspawn HSN-7D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220">
            <text:p>1220</text:p>
          </table:table-cell>
          <table:table-cell table:style-name="ce15"/>
          <table:table-cell office:value-type="string">
            <text:p>Hollander II BZK-F7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192">
            <text:p>1192</text:p>
          </table:table-cell>
          <table:table-cell table:style-name="ce15"/>
          <table:table-cell office:value-type="string">
            <text:p>Strider SR1-O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67">
            <text:p>867</text:p>
          </table:table-cell>
          <table:table-cell table:style-name="ce15"/>
          <table:table-cell office:value-type="string">
            <text:p>Sentinel STN-3M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758">
            <text:p>758</text:p>
          </table:table-cell>
          <table:table-cell table:style-name="ce15"/>
          <table:table-cell office:value-type="string">
            <text:p>Vindicator VND-4L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93">
            <text:p>1493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Blackjack BJ-2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148">
            <text:p>1148</text:p>
          </table:table-cell>
          <table:table-cell table:style-name="ce15"/>
          <table:table-cell office:value-type="string">
            <text:p>Trebuchet TBT-5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984">
            <text:p>984</text:p>
          </table:table-cell>
          <table:table-cell table:style-name="ce15"/>
          <table:table-cell office:value-type="string">
            <text:p>Chimera CMA-1S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3">
            <text:p>1173</text:p>
          </table:table-cell>
          <table:table-cell table:style-name="ce15"/>
          <table:table-cell office:value-type="string">
            <text:p>Strider SR1-O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67">
            <text:p>867</text:p>
          </table:table-cell>
          <table:table-cell table:style-name="ce15"/>
          <table:table-cell office:value-type="string">
            <text:p>Cobra CBR-02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128">
            <text:p>112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Blackjack BJ-4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063">
            <text:p>1063</text:p>
          </table:table-cell>
          <table:table-cell table:style-name="ce15"/>
          <table:table-cell office:value-type="string">
            <text:p>Starslayer STY-3C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508">
            <text:p>1508</text:p>
          </table:table-cell>
          <table:table-cell table:style-name="ce15"/>
          <table:table-cell office:value-type="string">
            <text:p>Wolf Trap WFT-1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070">
            <text:p>1070</text:p>
          </table:table-cell>
          <table:table-cell table:style-name="ce15"/>
          <table:table-cell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01">
            <text:p>1201</text:p>
          </table:table-cell>
          <table:table-cell table:style-name="ce15"/>
          <table:table-cell office:value-type="string">
            <text:p>Blackjack BJ-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271">
            <text:p>1271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tarslayer STY-3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593">
            <text:p>1593</text:p>
          </table:table-cell>
          <table:table-cell table:style-name="ce15"/>
          <table:table-cell office:value-type="string">
            <text:p>Uziel UZL-2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52">
            <text:p>1352</text:p>
          </table:table-cell>
          <table:table-cell table:style-name="ce15"/>
          <table:table-cell office:value-type="string">
            <text:p>Komodo KIM-2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533">
            <text:p>1533</text:p>
          </table:table-cell>
          <table:table-cell table:style-name="ce15"/>
          <table:table-cell office:value-type="string">
            <text:p>Trebuchet TBT-7M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48">
            <text:p>1348</text:p>
          </table:table-cell>
          <table:table-cell table:style-name="ce15"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Enforcer ENF-5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53">
            <text:p>1253</text:p>
          </table:table-cell>
          <table:table-cell table:style-name="ce15"/>
          <table:table-cell office:value-type="string">
            <text:p>Uziel UZL-3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89">
            <text:p>1189</text:p>
          </table:table-cell>
          <table:table-cell table:style-name="ce15"/>
          <table:table-cell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01">
            <text:p>1201</text:p>
          </table:table-cell>
          <table:table-cell table:style-name="ce15"/>
          <table:table-cell office:value-type="string">
            <text:p>Trebuchet TBT-5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984">
            <text:p>984</text:p>
          </table:table-cell>
          <table:table-cell table:style-name="ce15"/>
          <table:table-cell office:value-type="string">
            <text:p>Hunchback HBK-4P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8">
            <text:p>113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enturion CN9-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0">
            <text:p>1130</text:p>
          </table:table-cell>
          <table:table-cell table:style-name="ce15"/>
          <table:table-cell office:value-type="string">
            <text:p>Enfield END-6Q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48">
            <text:p>1248</text:p>
          </table:table-cell>
          <table:table-cell table:style-name="ce15"/>
          <table:table-cell office:value-type="string">
            <text:p>Trebuchet TBT-9K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29">
            <text:p>1329</text:p>
          </table:table-cell>
          <table:table-cell table:style-name="ce15"/>
          <table:table-cell office:value-type="string">
            <text:p>Hunchback HBK-5N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56">
            <text:p>1056</text:p>
          </table:table-cell>
          <table:table-cell table:style-name="ce15"/>
          <table:table-cell office:value-type="string">
            <text:p>Men Shen MS1-O Prime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550">
            <text:p>155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style-name="ce15"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style-name="ce15"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style-name="ce15"/>
          <table:table-cell office:value-type="string">
            <text:p>Hunchback HBK-4P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8">
            <text:p>1138</text:p>
          </table:table-cell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unchback HBK-4P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8">
            <text:p>1138</text:p>
          </table:table-cell>
          <table:table-cell table:style-name="ce15"/>
          <table:table-cell office:value-type="string">
            <text:p>Hunchback HBK-5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50">
            <text:p>1350</text:p>
          </table:table-cell>
          <table:table-cell table:style-name="ce15"/>
          <table:table-cell office:value-type="string">
            <text:p>Kintaro KTO-20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357">
            <text:p>1357</text:p>
          </table:table-cell>
          <table:table-cell table:style-name="ce15"/>
          <table:table-cell office:value-type="string">
            <text:p>Shadow Hawk SHD-5M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430">
            <text:p>1430</text:p>
          </table:table-cell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Shadow Hawk SHD-5D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678">
            <text:p>1678</text:p>
          </table:table-cell>
          <table:table-cell table:style-name="ce15"/>
          <table:table-cell office:value-type="string">
            <text:p>Bushwacker BSW-X1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23">
            <text:p>1223</text:p>
          </table:table-cell>
          <table:table-cell table:style-name="ce15"/>
          <table:table-cell office:value-type="string">
            <text:p>Kintaro KTO-K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571">
            <text:p>1571</text:p>
          </table:table-cell>
          <table:table-cell table:style-name="ce15"/>
          <table:table-cell office:value-type="string">
            <text:p>Apollo APL-1M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07">
            <text:p>1207</text:p>
          </table:table-cell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Dervish DV-8D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765">
            <text:p>1765</text:p>
          </table:table-cell>
          <table:table-cell table:style-name="ce15"/>
          <table:table-cell office:value-type="string">
            <text:p>Bushwacker BSW-S2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93">
            <text:p>1293</text:p>
          </table:table-cell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Argus AGS-4D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638">
            <text:p>1638</text:p>
          </table:table-cell>
          <table:table-cell table:style-name="ce15"/>
          <table:table-cell office:value-type="string">
            <text:p>Rifleman RFL-5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27">
            <text:p>1227</text:p>
          </table:table-cell>
          <table:table-cell table:style-name="ce15"/>
          <table:table-cell office:value-type="string">
            <text:p>Quickdraw QKD-5K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65">
            <text:p>1265</text:p>
          </table:table-cell>
          <table:table-cell table:style-name="ce15"/>
          <table:table-cell office:value-type="string">
            <text:p>Quickdraw QKD-5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37">
            <text:p>1237</text:p>
          </table:table-cell>
          <table:table-cell table:style-name="ce15"/>
          <table:table-cell office:value-type="string">
            <text:p>Jinggua JN-G8A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072">
            <text:p>2072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Rifleman RFL-5D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395">
            <text:p>1395</text:p>
          </table:table-cell>
          <table:table-cell table:style-name="ce15"/>
          <table:table-cell office:value-type="string">
            <text:p>Catapult CPLT-C1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99">
            <text:p>1399</text:p>
          </table:table-cell>
          <table:table-cell table:style-name="ce15"/>
          <table:table-cell office:value-type="string">
            <text:p>Dragon DRG-7N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543">
            <text:p>1543</text:p>
          </table:table-cell>
          <table:table-cell table:style-name="ce15"/>
          <table:table-cell office:value-type="string">
            <text:p>Yeoman YMN-6Y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344">
            <text:p>1344</text:p>
          </table:table-cell>
          <table:table-cell table:style-name="ce15"/>
          <table:table-cell office:value-type="string">
            <text:p>Catapult CPLT-C1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99">
            <text:p>1399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Rifleman RFL-6X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464">
            <text:p>1464</text:p>
          </table:table-cell>
          <table:table-cell table:style-name="ce15"/>
          <table:table-cell office:value-type="string">
            <text:p>Jagermech JM6-DG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661">
            <text:p>1661</text:p>
          </table:table-cell>
          <table:table-cell table:style-name="ce15"/>
          <table:table-cell office:value-type="string">
            <text:p>Grand Dragon DRG-5K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358">
            <text:p>1358</text:p>
          </table:table-cell>
          <table:table-cell table:style-name="ce15"/>
          <table:table-cell office:value-type="string">
            <text:p>Anvil ANV-3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441">
            <text:p>1441</text:p>
          </table:table-cell>
          <table:table-cell table:style-name="ce15"/>
          <table:table-cell office:value-type="string">
            <text:p>Catapult CPLT-C3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68">
            <text:p>136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tapult CPLT-C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46">
            <text:p>1346</text:p>
          </table:table-cell>
          <table:table-cell table:style-name="ce15"/>
          <table:table-cell office:value-type="string">
            <text:p>Jagermech JM7-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00">
            <text:p>1500</text:p>
          </table:table-cell>
          <table:table-cell table:style-name="ce15"/>
          <table:table-cell office:value-type="string">
            <text:p>Catapult CPLT-C1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99">
            <text:p>1399</text:p>
          </table:table-cell>
          <table:table-cell table:style-name="ce15"/>
          <table:table-cell office:value-type="string">
            <text:p>Rifleman RFL-5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27">
            <text:p>1227</text:p>
          </table:table-cell>
          <table:table-cell table:style-name="ce15"/>
          <table:table-cell office:value-type="string">
            <text:p>Catapult CPLT-C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58">
            <text:p>135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Warhammer WHM-6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1">
            <text:p>1471</text:p>
          </table:table-cell>
          <table:table-cell table:style-name="ce15"/>
          <table:table-cell office:value-type="string">
            <text:p>Archer ARC-5S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53">
            <text:p>1353</text:p>
          </table:table-cell>
          <table:table-cell table:style-name="ce15"/>
          <table:table-cell office:value-type="string">
            <text:p>Catapult CPLT-K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19">
            <text:p>1319</text:p>
          </table:table-cell>
          <table:table-cell table:style-name="ce15"/>
          <table:table-cell office:value-type="string">
            <text:p>Rifleman RFL-7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521">
            <text:p>1521</text:p>
          </table:table-cell>
          <table:table-cell table:style-name="ce15"/>
          <table:table-cell office:value-type="string">
            <text:p>Jagermech JM6-DD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65">
            <text:p>965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Jagermech JM6-DD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65">
            <text:p>965</text:p>
          </table:table-cell>
          <table:table-cell table:style-name="ce15"/>
          <table:table-cell office:value-type="string">
            <text:p>Caesar CES-4S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739">
            <text:p>1739</text:p>
          </table:table-cell>
          <table:table-cell table:style-name="ce15"/>
          <table:table-cell office:value-type="string">
            <text:p>Catapult CPLT-K5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457">
            <text:p>1457</text:p>
          </table:table-cell>
          <table:table-cell table:style-name="ce15"/>
          <table:table-cell office:value-type="string">
            <text:p>Tempest TMP-3M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786">
            <text:p>1786</text:p>
          </table:table-cell>
          <table:table-cell table:style-name="ce15"/>
          <table:table-cell office:value-type="string">
            <text:p>Archer ARC-7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920">
            <text:p>192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Jagermech JM7-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00">
            <text:p>1500</text:p>
          </table:table-cell>
          <table:table-cell table:style-name="ce15"/>
          <table:table-cell office:value-type="string">
            <text:p>Warhammer WHM-7S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7">
            <text:p>1477</text:p>
          </table:table-cell>
          <table:table-cell table:style-name="ce15"/>
          <table:table-cell office:value-type="string">
            <text:p>Jagermech JM7-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00">
            <text:p>1500</text:p>
          </table:table-cell>
          <table:table-cell table:style-name="ce15"/>
          <table:table-cell office:value-type="string">
            <text:p>Thunderbolt TDR-7M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495">
            <text:p>1495</text:p>
          </table:table-cell>
          <table:table-cell table:style-name="ce15"/>
          <table:table-cell office:value-type="string">
            <text:p>Cataphract CTF-3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45">
            <text:p>1545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Jagermech JM7-F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774">
            <text:p>1774</text:p>
          </table:table-cell>
          <table:table-cell table:style-name="ce15"/>
          <table:table-cell office:value-type="string">
            <text:p>Dragon Fire DGR-3F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55">
            <text:p>1855</text:p>
          </table:table-cell>
          <table:table-cell table:style-name="ce15"/>
          <table:table-cell office:value-type="string">
            <text:p>Warhammer WHM-6K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05">
            <text:p>1305</text:p>
          </table:table-cell>
          <table:table-cell table:style-name="ce15"/>
          <table:table-cell office:value-type="string">
            <text:p>Jagermech JM6-DD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65">
            <text:p>965</text:p>
          </table:table-cell>
          <table:table-cell table:style-name="ce15"/>
          <table:table-cell office:value-type="string">
            <text:p>Warhammer WHM-4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820">
            <text:p>182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rcher ARC-2R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7">
            <text:p>1477</text:p>
          </table:table-cell>
          <table:table-cell table:style-name="ce15"/>
          <table:table-cell office:value-type="string">
            <text:p>Thanatos THS-4S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44">
            <text:p>1844</text:p>
          </table:table-cell>
          <table:table-cell table:style-name="ce15"/>
          <table:table-cell office:value-type="string">
            <text:p>Avatar AV1-O Prime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95">
            <text:p>1395</text:p>
          </table:table-cell>
          <table:table-cell table:style-name="ce15"/>
          <table:table-cell office:value-type="string">
            <text:p>Hercules HRC-KS-9000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61">
            <text:p>1561</text:p>
          </table:table-cell>
          <table:table-cell table:style-name="ce15"/>
          <table:table-cell office:value-type="string">
            <text:p>Thunder THR-1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1">
            <text:p>147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esar CES-3R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78">
            <text:p>1578</text:p>
          </table:table-cell>
          <table:table-cell table:style-name="ce15"/>
          <table:table-cell office:value-type="string">
            <text:p>Marauder MAD-5S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99">
            <text:p>1799</text:p>
          </table:table-cell>
          <table:table-cell table:style-name="ce15"/>
          <table:table-cell office:value-type="string">
            <text:p>Avatar AV1-O A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81">
            <text:p>1481</text:p>
          </table:table-cell>
          <table:table-cell table:style-name="ce15"/>
          <table:table-cell office:value-type="string">
            <text:p>Archer ARC-4M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705">
            <text:p>1705</text:p>
          </table:table-cell>
          <table:table-cell table:style-name="ce15"/>
          <table:table-cell office:value-type="string">
            <text:p>Lao Hu LHU-2B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71">
            <text:p>1771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taphract CTF-3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25">
            <text:p>1325</text:p>
          </table:table-cell>
          <table:table-cell table:style-name="ce15"/>
          <table:table-cell table:style-name="Default" table:number-columns-repeated="3"/>
          <table:table-cell table:style-name="ce15"/>
          <table:table-cell office:value-type="string">
            <text:p>Orion ON1-MC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563">
            <text:p>1563</text:p>
          </table:table-cell>
          <table:table-cell table:style-name="ce15"/>
          <table:table-cell office:value-type="string">
            <text:p>Warhammer WHM-7M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87">
            <text:p>1487</text:p>
          </table:table-cell>
          <table:table-cell table:style-name="ce15"/>
          <table:table-cell office:value-type="string">
            <text:p>Lao Hu LHU-3B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97">
            <text:p>1497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alconer FLC-8R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231">
            <text:p>2231</text:p>
          </table:table-cell>
          <table:table-cell table:style-name="ce15"/>
          <table:table-cell table:style-name="Default" table:number-columns-repeated="3"/>
          <table:table-cell table:style-name="ce15"/>
          <table:table-cell office:value-type="string">
            <text:p>Flashman FLS-8K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79">
            <text:p>1779</text:p>
          </table:table-cell>
          <table:table-cell table:style-name="ce15"/>
          <table:table-cell office:value-type="string">
            <text:p>Orion ON1-MA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14">
            <text:p>1414</text:p>
          </table:table-cell>
          <table:table-cell table:style-name="ce15"/>
          <table:table-cell office:value-type="string">
            <text:p>Lao Hu LHU-3C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78">
            <text:p>187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ammerhands HMH-5D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96">
            <text:p>1496</text:p>
          </table:table-cell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 office:value-type="string">
            <text:p>Marauder MAD-5M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71">
            <text:p>1471</text:p>
          </table:table-cell>
          <table:table-cell table:style-name="ce15"/>
          <table:table-cell office:value-type="string">
            <text:p>Marauder MAD-5L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286">
            <text:p>228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Penetrator PTR-4D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687">
            <text:p>1687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hanatos THS-4S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44">
            <text:p>1844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Marauder MAD-5D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87">
            <text:p>1787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ASSAULT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94">
            <text:p>1894</text:p>
          </table:table-cell>
          <table:table-cell table:style-name="ce15"/>
          <table:table-cell office:value-type="string">
            <text:p>Zeus ZEU-9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39">
            <text:p>1639</text:p>
          </table:table-cell>
          <table:table-cell table:style-name="ce15"/>
          <table:table-cell office:value-type="string">
            <text:p>Hatamoto-Chi HTM-28T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039">
            <text:p>2039</text:p>
          </table:table-cell>
          <table:table-cell table:style-name="ce15"/>
          <table:table-cell office:value-type="string">
            <text:p>Awesome AWS-9M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12">
            <text:p>1812</text:p>
          </table:table-cell>
          <table:table-cell table:style-name="ce15"/>
          <table:table-cell office:value-type="string">
            <text:p>Victor VTR-10L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320">
            <text:p>232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021">
            <text:p>2021</text:p>
          </table:table-cell>
          <table:table-cell table:style-name="ce15"/>
          <table:table-cell office:value-type="string">
            <text:p>Zeus ZEU-9S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58">
            <text:p>1858</text:p>
          </table:table-cell>
          <table:table-cell table:style-name="ce15"/>
          <table:table-cell office:value-type="string">
            <text:p>O-Bakemono OBK-M1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59">
            <text:p>1659</text:p>
          </table:table-cell>
          <table:table-cell table:style-name="ce15"/>
          <table:table-cell office:value-type="string">
            <text:p>Longbow LGB-7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16">
            <text:p>1816</text:p>
          </table:table-cell>
          <table:table-cell table:style-name="ce15"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style-name="ce15"/>
          <table:table-cell office:value-type="string">
            <text:p>Victor VTR-9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360">
            <text:p>1360</text:p>
          </table:table-cell>
          <table:table-cell table:style-name="ce15"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style-name="ce15"/>
          <table:table-cell office:value-type="string">
            <text:p>Longbow LGB-8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53">
            <text:p>1753</text:p>
          </table:table-cell>
          <table:table-cell table:style-name="ce15"/>
          <table:table-cell office:value-type="string">
            <text:p>Longbow LGB-7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16">
            <text:p>181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Longbow LGB-7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16">
            <text:p>1816</text:p>
          </table:table-cell>
          <table:table-cell table:style-name="ce15"/>
          <table:table-cell office:value-type="string">
            <text:p>Salamander PPR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769">
            <text:p>1769</text:p>
          </table:table-cell>
          <table:table-cell table:style-name="ce15"/>
          <table:table-cell office:value-type="string">
            <text:p>Battlemaster BLR-K3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51">
            <text:p>1851</text:p>
          </table:table-cell>
          <table:table-cell table:style-name="ce15"/>
          <table:table-cell office:value-type="string">
            <text:p>Battlemaster BLR-3M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679">
            <text:p>1679</text:p>
          </table:table-cell>
          <table:table-cell table:style-name="ce15"/>
          <table:table-cell office:value-type="string">
            <text:p>Battlemaster BLR-1G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519">
            <text:p>151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Longbow LGB-8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53">
            <text:p>1753</text:p>
          </table:table-cell>
          <table:table-cell table:style-name="ce15"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style-name="ce15"/>
          <table:table-cell office:value-type="string">
            <text:p>Mauler MAL-1R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460">
            <text:p>1460</text:p>
          </table:table-cell>
          <table:table-cell table:style-name="ce15"/>
          <table:table-cell office:value-type="string">
            <text:p>Battlemaster BLR-5M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66">
            <text:p>1766</text:p>
          </table:table-cell>
          <table:table-cell table:style-name="ce15"/>
          <table:table-cell office:value-type="string">
            <text:p>Yu Huang Y-H9G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074">
            <text:p>2074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talker STK-7D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72">
            <text:p>1872</text:p>
          </table:table-cell>
          <table:table-cell table:style-name="ce15"/>
          <table:table-cell office:value-type="string">
            <text:p>Longbow LGB-8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53">
            <text:p>1753</text:p>
          </table:table-cell>
          <table:table-cell table:style-name="ce15"/>
          <table:table-cell office:value-type="string">
            <text:p>Mauler MAL-3R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877">
            <text:p>1877</text:p>
          </table:table-cell>
          <table:table-cell table:style-name="ce15"/>
          <table:table-cell office:value-type="string">
            <text:p>Stalker STK-5M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655">
            <text:p>1655</text:p>
          </table:table-cell>
          <table:table-cell table:style-name="ce15"/>
          <table:table-cell office:value-type="string">
            <text:p>Sunder SD1-O Prime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747">
            <text:p>174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ighlander HGN-733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801">
            <text:p>1801</text:p>
          </table:table-cell>
          <table:table-cell table:style-name="ce15"/>
          <table:table-cell office:value-type="string">
            <text:p>Battlemaster BLR-4S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018">
            <text:p>2018</text:p>
          </table:table-cell>
          <table:table-cell table:style-name="ce15"/>
          <table:table-cell office:value-type="string">
            <text:p>Akuma AKU-1X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959">
            <text:p>1959</text:p>
          </table:table-cell>
          <table:table-cell table:style-name="ce15"/>
          <table:table-cell office:value-type="string">
            <text:p>Albatross ALB-3U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1668">
            <text:p>1668</text:p>
          </table:table-cell>
          <table:table-cell table:style-name="ce15"/>
          <table:table-cell office:value-type="string">
            <text:p>Atlas AS7-D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97">
            <text:p>189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agittaire SGT-8R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088">
            <text:p>2088</text:p>
          </table:table-cell>
          <table:table-cell table:style-name="ce15"/>
          <table:table-cell office:value-type="string">
            <text:p>Stalker STK-8S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020">
            <text:p>2020</text:p>
          </table:table-cell>
          <table:table-cell table:style-name="ce15"/>
          <table:table-cell office:value-type="string">
            <text:p>Sunder SD1-O D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747">
            <text:p>1747</text:p>
          </table:table-cell>
          <table:table-cell table:style-name="ce15"/>
          <table:table-cell office:value-type="string">
            <text:p>Atlas AS7-D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97">
            <text:p>1897</text:p>
          </table:table-cell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agittaire SGT-9D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179">
            <text:p>2179</text:p>
          </table:table-cell>
          <table:table-cell table:style-name="ce15"/>
          <table:table-cell office:value-type="string">
            <text:p>Highlander HGN-734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214">
            <text:p>2214</text:p>
          </table:table-cell>
          <table:table-cell table:style-name="ce15"/>
          <table:table-cell office:value-type="string">
            <text:p>Sunder SD1-O E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876">
            <text:p>1876</text:p>
          </table:table-cell>
          <table:table-cell table:style-name="ce15"/>
          <table:table-cell office:value-type="string">
            <text:p>Grand Titan T-IT-N10M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17">
            <text:p>1817</text:p>
          </table:table-cell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evastator DVS-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088">
            <text:p>2088</text:p>
          </table:table-cell>
          <table:table-cell table:style-name="ce15"/>
          <table:table-cell office:value-type="string">
            <text:p>Banshee BNC-5S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065">
            <text:p>2065</text:p>
          </table:table-cell>
          <table:table-cell table:style-name="ce15"/>
          <table:table-cell office:value-type="string">
            <text:p>Naginata NC-C3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1954">
            <text:p>195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tlas AS7-D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97">
            <text:p>1897</text:p>
          </table:table-cell>
          <table:table-cell table:style-name="ce15"/>
          <table:table-cell office:value-type="string">
            <text:p>Fafnir FNR-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636">
            <text:p>2636</text:p>
          </table:table-cell>
          <table:table-cell table:style-name="ce15"/>
          <table:table-cell office:value-type="string">
            <text:p>Atlas AS7-K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175">
            <text:p>2175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office:value-type="string">
            <text:p>Atlas AS7-S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929">
            <text:p>192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office:value-type="string">
            <text:p>Atlas AS7-S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378">
            <text:p>237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 table:style-name="ce12"/>
          <table:table-cell table:style-name="ce15"/>
          <table:table-cell table:style-name="ce16" table:number-columns-spanned="3" table:number-rows-spanned="1"/>
          <table:covered-table-cell table:number-columns-repeated="2" table:style-name="ce16"/>
          <table:table-cell table:style-name="ce15"/>
          <table:table-cell table:style-name="ce20" table:number-columns-spanned="3" table:number-rows-spanned="1"/>
          <table:covered-table-cell table:number-columns-repeated="2" table:style-name="ce22"/>
          <table:table-cell table:style-name="ce15"/>
          <table:table-cell table:style-name="ce23" table:number-columns-spanned="3" table:number-rows-spanned="1"/>
          <table:covered-table-cell table:number-columns-repeated="2" table:style-name="ce23"/>
          <table:table-cell table:style-name="ce15"/>
          <table:table-cell table:style-name="ce25" table:number-columns-spanned="3" table:number-rows-spanned="1"/>
          <table:covered-table-cell table:number-columns-repeated="2" table:style-name="ce25"/>
          <table:table-cell table:number-columns-repeated="1004"/>
        </table:table-row>
        <table:table-row table:style-name="ro3" table:number-rows-repeated="5">
          <table:table-cell table:number-columns-repeated="1024"/>
        </table:table-row>
        <table:table-row table:style-name="ro2">
          <table:table-cell/>
          <table:table-cell table:style-name="ce7" office:value-type="string" table:number-columns-spanned="3" table:number-rows-spanned="1">
            <text:p>Clan Wolf</text:p>
          </table:table-cell>
          <table:covered-table-cell table:number-columns-repeated="2" table:style-name="ce8"/>
          <table:table-cell table:style-name="ce15"/>
          <table:table-cell table:style-name="ce17" table:number-columns-spanned="3" table:number-rows-spanned="1"/>
          <table:covered-table-cell table:number-columns-repeated="2" table:style-name="ce18"/>
          <table:table-cell table:style-name="ce15"/>
          <table:table-cell table:style-name="ce17" table:number-columns-spanned="3" table:number-rows-spanned="1"/>
          <table:covered-table-cell table:number-columns-repeated="2" table:style-name="ce21"/>
          <table:table-cell table:style-name="ce15"/>
          <table:table-cell table:style-name="ce17" table:number-columns-spanned="3" table:number-rows-spanned="1"/>
          <table:covered-table-cell table:number-columns-repeated="2" table:style-name="ce24"/>
          <table:table-cell table:style-name="ce15"/>
          <table:table-cell table:style-name="ce17" table:number-columns-spanned="3" table:number-rows-spanned="1"/>
          <table:covered-table-cell table:number-columns-repeated="2" table:style-name="ce25"/>
          <table:table-cell table:number-columns-repeated="1004"/>
        </table:table-row>
        <table:table-row table:style-name="ro3">
          <table:table-cell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LIGHT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cust IIC 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37">
            <text:p>93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storm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28">
            <text:p>72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ist Lynx Prime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1">
            <text:p>87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ist Lynx B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9">
            <text:p>120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ctic Fox Prime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983">
            <text:p>98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table:style-name="Default" office:value-type="string">
            <text:p>Arctic Fox B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35">
            <text:p>735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ack Hunter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369">
            <text:p>136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dder Prim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083">
            <text:p>208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dder B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422">
            <text:p>1422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ctic Wolf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30">
            <text:p>133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bo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715">
            <text:p>1715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ouncer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557">
            <text:p>255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ouncer A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081">
            <text:p>208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hantom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59">
            <text:p>115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hantom B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096">
            <text:p>109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Prime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678">
            <text:p>167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B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61">
            <text:p>146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D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653">
            <text:p>165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ongrel Prime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290">
            <text:p>229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ongrel A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031">
            <text:p>203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unchback IIC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679">
            <text:p>167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oplite HOP-4Bb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413">
            <text:p>141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Hoplite HOP-4C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986">
            <text:p>98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lass Spider 2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2038">
            <text:p>203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inebacker Prime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390">
            <text:p>239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inebacker A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264">
            <text:p>226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Prime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737">
            <text:p>273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A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854">
            <text:p>285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E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444">
            <text:p>244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Orion IIC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392">
            <text:p>2392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Woodsman Prime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623">
            <text:p>262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Woodsman A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741">
            <text:p>274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table:style-name="ce6" office:value-type="string">
            <text:p>ASSAULT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Warhammer IIC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570">
            <text:p>257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Prime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537">
            <text:p>153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A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689">
            <text:p>268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C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417">
            <text:p>241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Naga Prime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40">
            <text:p>184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upernova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801">
            <text:p>280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mp IMP-3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906">
            <text:p>190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ire Wolf Prim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712">
            <text:p>2712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ire Wolf 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896">
            <text:p>289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tlas II AS7-D-H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169">
            <text:p>216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omahawk Prim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3101">
            <text:p>310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 table:number-rows-repeated="4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2">
          <table:table-cell/>
          <table:table-cell table:style-name="ce7" table:number-columns-spanned="3" table:number-rows-spanned="1"/>
          <table:covered-table-cell table:number-columns-repeated="2" table:style-name="ce12"/>
          <table:table-cell table:style-name="ce15"/>
          <table:table-cell table:style-name="ce17" table:number-columns-spanned="3" table:number-rows-spanned="1"/>
          <table:covered-table-cell table:number-columns-repeated="2" table:style-name="ce16"/>
          <table:table-cell table:style-name="ce15"/>
          <table:table-cell table:style-name="ce17" table:number-columns-spanned="3" table:number-rows-spanned="1"/>
          <table:covered-table-cell table:number-columns-repeated="2" table:style-name="ce22"/>
          <table:table-cell table:style-name="ce15"/>
          <table:table-cell table:style-name="ce17" table:number-columns-spanned="3" table:number-rows-spanned="1"/>
          <table:covered-table-cell table:number-columns-repeated="2" table:style-name="ce23"/>
          <table:table-cell table:style-name="ce15"/>
          <table:table-cell table:style-name="ce17" table:number-columns-spanned="3" table:number-rows-spanned="1"/>
          <table:covered-table-cell table:number-columns-repeated="2" table:style-name="ce25"/>
          <table:table-cell table:number-columns-repeated="1004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2/27/2017</text:date>, <text:time>16:4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6:02:53.50</meta:creation-date>
    <dc:date>2017-02-27T16:40:52.78</dc:date>
    <meta:editing-duration>PT5H10M10S</meta:editing-duration>
    <meta:editing-cycles>10</meta:editing-cycles>
    <meta:generator>OpenOffice/4.1.2$Win32 OpenOffice.org_project/412m3$Build-9782</meta:generator>
    <meta:document-statistic meta:table-count="3" meta:cell-count="847" meta:object-count="0"/>
  </office:meta>
</office:document-meta>
</file>